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800000008446E4D525D2C888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5e131" officeooo:paragraph-rsid="0025e131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0000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Inconsolat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8000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Inconsolat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2a6099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Open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0" style:family="paragraph">
      <loext:graphic-properties draw:fill="bitmap" draw:fill-color="#f44336" draw:fill-image-name="Bitmap_20_23" draw:opacity="100%" style:repeat="repeat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URW Goth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a933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URW Goth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consolata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RW Gothic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draw:stroke-dash="Ultrafine_20_Dashed" svg:stroke-width="0.0626in" svg:stroke-color="#ff0000" draw:marker-start="" draw:marker-start-width="0.1965in" draw:marker-start-center="false" draw:marker-end="" draw:marker-end-width="0.1965in" draw:marker-end-center="false" draw:stroke-linejoin="round" svg:stroke-linecap="round" draw:fill="solid" draw:fill-color="#ff0000" draw:opacity="100%" draw:textarea-horizontal-align="center" draw:textarea-vertical-align="middle" draw:auto-grow-height="false" draw:fit-to-size="false" style:shrink-to-fit="false" fo:min-height="1.8453in" fo:min-width="4.7508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draw:stroke-dash="Ultrafine_20_Dashed" svg:stroke-width="0.0626in" svg:stroke-color="#ff8000" draw:marker-start="" draw:marker-start-width="0.1965in" draw:marker-start-center="false" draw:marker-end="" draw:marker-end-width="0.1965in" draw:marker-end-center="false" draw:stroke-linejoin="round" svg:stroke-linecap="round" draw:fill="solid" draw:fill-color="#ff8000" draw:opacity="100%" draw:textarea-horizontal-align="center" draw:textarea-vertical-align="middle" draw:auto-grow-height="false" draw:fit-to-size="false" style:shrink-to-fit="false" fo:min-height="1.8453in" fo:min-width="9.7508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Ultrafine_20_Dashed" svg:stroke-width="0.0626in" svg:stroke-color="#2a6099" draw:marker-start="" draw:marker-start-width="0.1965in" draw:marker-start-center="false" draw:marker-end="" draw:marker-end-width="0.1965in" draw:marker-end-center="false" draw:stroke-linejoin="round" svg:stroke-linecap="round" draw:fill="solid" draw:fill-color="#2a6099" draw:opacity="100%" draw:textarea-horizontal-align="center" draw:textarea-vertical-align="middle" draw:auto-grow-height="false" draw:fit-to-size="false" style:shrink-to-fit="false" fo:min-height="1.8453in" fo:min-width="9.7508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17in" svg:stroke-color="#000000" draw:marker-start="" draw:marker-start-width="0.1654in" draw:marker-start-center="false" draw:marker-end="" draw:marker-end-width="0.1654in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0.9673in" fo:min-width="9.0929in" fo:padding-top="0.0665in" fo:padding-bottom="0.0665in" fo:padding-left="0.1138in" fo:padding-right="0.1138in" fo:wrap-option="wrap" draw:shadow="visible" draw:shadow-offset-x="0.0835in" draw:shadow-offset-y="0.0835in" draw:shadow-color="#00000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417in" svg:stroke-color="#ffffff" draw:marker-start="" draw:marker-start-width="0.1654in" draw:marker-start-center="false" draw:marker-end="" draw:marker-end-width="0.1654in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1.611in" fo:min-width="8.4634in" fo:padding-top="0.0665in" fo:padding-bottom="0.0665in" fo:padding-left="0.1138in" fo:padding-right="0.1138in" fo:wrap-option="wrap" draw:shadow="visible" draw:shadow-offset-x="0.0555in" draw:shadow-offset-y="0.0555in" draw:shadow-color="#2a6099" draw:shadow-opacity="2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draw:stroke-dash="Ultrafine_20_Dashed" svg:stroke-width="0.0626in" svg:stroke-color="#00a933" draw:marker-start="" draw:marker-start-width="0.1965in" draw:marker-start-center="false" draw:marker-end="" draw:marker-end-width="0.1965in" draw:marker-end-center="false" draw:stroke-linejoin="round" svg:stroke-linecap="round" draw:fill="solid" draw:fill-color="#00a933" draw:opacity="100%" draw:textarea-horizontal-align="center" draw:textarea-vertical-align="middle" draw:auto-grow-height="false" draw:fit-to-size="false" style:shrink-to-fit="false" fo:min-height="1.8453in" fo:min-width="9.7508in" fo:padding-top="0.078in" fo:padding-bottom="0.078in" fo:padding-left="0.1252in" fo:padding-right="0.1252in" fo:wrap-option="wrap" draw:shadow="visible" draw:shadow-offset-x="0.0417in" draw:shadow-offset-y="0.0417in" draw:shadow-color="#808080" draw:shadow-opacity="2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/text:p>
      <text:p text:style-name="Standard"/>
      <text:p text:style-name="Standard"><draw:custom-shape text:anchor-type="paragraph" draw:z-index="3" draw:name="Note 2" draw:style-name="gr3" draw:text-style-name="P8" svg:width="10.0004in" svg:height="2.0004in" svg:x="-0.3701in" svg:y="0.2098in"><text:p text:style-name="P7"><text:span text:style-name="T3">High Scores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0" draw:name="Note" draw:style-name="gr6" draw:text-style-name="P14" svg:width="10.0004in" svg:height="2.0004in" svg:x="-0.4598in" svg:y="3.1098in"><text:p text:style-name="P13"><text:span text:style-name="T5">New Game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P1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P1">.</text:p>
      <text:p text:style-name="P2">help 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name="Note 3" draw:style-name="gr1" draw:text-style-name="P4" svg:width="5.0004in" svg:height="2.0004in" svg:x="0.2098in" svg:y="0.0799in"><text:p text:style-name="P3"><text:span text:style-name="T1">Help!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name="Note 1" draw:style-name="gr2" draw:text-style-name="P6" svg:width="10.0004in" svg:height="2.0004in" svg:x="-0.3402in" svg:y="0.9799in"><text:p text:style-name="P5"><text:span text:style-name="T2">Settings</text:span></text:p>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ext:p text:style-name="P1">.</text:p>
      <text:p text:style-name="P1">.</text:p>
      <text:p text:style-name="Standard"/>
      <text:p text:style-name="Standard"/>
      <text:p text:style-name="Standard"/>
      <text:p text:style-name="P1"><draw:custom-shape text:anchor-type="paragraph" draw:z-index="1" draw:name="blue" draw:style-name="gr5" draw:text-style-name="P12" svg:width="8.6906in" svg:height="1.7441in" svg:x="0.2035in" svg:y="1.548in"><text:p text:style-name="P11"><text:span text:style-name="T4">Start a New Game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.</text:p>
      <text:p text:style-name="Standard"/>
      <text:p text:style-name="Standard"><draw:custom-shape text:anchor-type="paragraph" draw:z-index="2" draw:name="Pow!" draw:style-name="gr4" draw:text-style-name="P10" svg:width="9.3205in" svg:height="1.1004in" svg:x="-0.1736in" svg:y="0.5484in"><text:p text:style-name="P9"><text:span text:style-name="T4">Start a New Gam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pitch="variable"/>
    <style:font-face style:name="URW Gothic" svg:font-family="'URW Gothic'" style:font-family-generic="swiss" style:font-pitch="variable"/>
  </office:font-face-decls>
  <office:styles>
    <draw:fill-image draw:name="Bitmap_20_23" draw:display-name="Bitmap 23" xlink:href="Pictures/100000000000000800000008446E4D525D2C888A.png" xlink:type="simple" xlink:show="embed" xlink:actuate="onLoad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5:08:50.135000000</meta:creation-date>
    <dc:date>2023-08-07T11:12:46.567023278</dc:date>
    <meta:editing-duration>PT43M2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7" meta:paragraph-count="9" meta:word-count="9" meta:character-count="13" meta:non-whitespace-character-count="12"/>
  </office:meta>
</office:document-meta>
</file>